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Helvetica" svg:font-family="Helvetica"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true"/>
    </style:style>
    <style:style style:name="Table1.A" style:family="table-column">
      <style:table-column-properties style:column-width="1.942cm"/>
    </style:style>
    <style:style style:name="Table1.B" style:family="table-column">
      <style:table-column-properties style:column-width="6.359cm"/>
    </style:style>
    <style:style style:name="Table1.1" style:family="table-row">
      <style:table-row-properties style:keep-together="false" fo:keep-together="always"/>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3" style:family="table">
      <style:table-properties style:width="5.332cm" fo:margin-top="0cm" fo:margin-bottom="0.21cm" table:align="left"/>
    </style:style>
    <style:style style:name="Table3.A" style:family="table-column">
      <style:table-column-properties style:column-width="2.258cm"/>
    </style:style>
    <style:style style:name="Table3.B" style:family="table-column">
      <style:table-column-properties style:column-width="3.074cm"/>
    </style:style>
    <style:style style:name="Table3.A1" style:family="table-cell">
      <style:table-cell-properties fo:background-color="transparent" fo:padding="0.097cm" fo:border="none">
        <style:background-image/>
      </style:table-cell-properties>
    </style:style>
    <style:style style:name="Table3.A2" style:family="table-cell" style:data-style-name="N0">
      <style:table-cell-properties fo:background-color="transparent" fo:padding="0.097cm" fo:border="none">
        <style:background-image/>
      </style:table-cell-properties>
    </style:style>
    <style:style style:name="Table3.A3" style:family="table-cell" style:data-style-name="N0">
      <style:table-cell-properties fo:background-color="#c0c0c0" fo:padding="0.097cm" fo:border="none">
        <style:background-image/>
      </style:table-cell-properties>
    </style:style>
    <style:style style:name="Table3.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transparent">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ODO">
      <style:text-properties fo:font-style="normal" fo:background-color="transparent" style:font-style-asian="normal" style:font-style-complex="normal"/>
    </style:style>
    <style:style style:name="P10"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3"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4" style:family="paragraph" style:parent-style-name="TODO">
      <style:text-properties style:text-underline-style="none"/>
    </style:style>
    <style:style style:name="P15" style:family="paragraph" style:parent-style-name="TODO" style:list-style-name="List_20_1"/>
    <style:style style:name="P16" style:family="paragraph" style:parent-style-name="TODO" style:list-style-name="List_20_1">
      <style:text-properties fo:font-style="normal" fo:background-color="transparent" style:font-style-asian="normal" style:font-style-complex="normal"/>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Text_20_body" style:list-style-name="List_20_1"/>
    <style:style style:name="P20" style:family="paragraph" style:parent-style-name="Text_20_body">
      <style:text-properties fo:font-style="normal" style:font-style-asian="normal" style:font-style-complex="normal"/>
    </style:style>
    <style:style style:name="P21" style:family="paragraph" style:parent-style-name="Text_20_body" style:list-style-name="List_20_1">
      <style:text-properties fo:font-style="normal" style:font-style-asian="normal" style:font-style-complex="normal"/>
    </style:style>
    <style:style style:name="P22" style:family="paragraph" style:parent-style-name="Text_20_body" style:list-style-name="List_20_1">
      <style:text-properties style:font-name="Palatino" fo:font-size="10pt" fo:font-style="normal" style:font-style-asian="normal" style:font-style-complex="normal"/>
    </style:style>
    <style:style style:name="P23" style:family="paragraph" style:parent-style-name="Text_20_body">
      <style:text-properties style:font-name="Palatino2"/>
    </style:style>
    <style:style style:name="P24"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font-name="Palatino2"/>
    </style:style>
    <style:style style:name="T25" style:family="text">
      <style:text-properties style:font-name="Palatino2" fo:font-style="normal" style:font-style-asian="normal" style:font-style-complex="normal"/>
    </style:style>
    <style:style style:name="T2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 <text:s/>The Immaculates, if they were to see a Discordian truly, would know him as Anathema but have no specific appellations beyond that; their sobriquets are names they have invented for themselves.</text:p>
        <text:p text:style-name="Text_20_body">Besides the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style-name="Table1.1">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style-name="Table1.1">
            <table:table-cell table:style-name="Table1.A2" office:value-type="float" office:value="40603">
              <text:p text:style-name="P10">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style-name="Table1.1">
            <table:table-cell table:style-name="Table1.A3" office:value-type="float" office:value="0">
              <text:p text:style-name="P10">4-7</text:p>
            </table:table-cell>
            <table:table-cell table:style-name="Table1.B3" office:value-type="string">
              <text:p text:style-name="Table_20_Contents">The mark glows brighter, reducing the difficulty of the (Perception + Awareness) roll to 1.</text:p>
            </table:table-cell>
          </table:table-row>
          <table:table-row table:style-name="Table1.1">
            <table:table-cell table:style-name="Table1.A2" office:value-type="float" office:value="0">
              <text:p text:style-name="P10">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style-name="Table1.1">
            <table:table-cell table:style-name="Table1.A3" office:value-type="float" office:value="0">
              <text:p text:style-name="P10">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ext:soft-page-break/>
          <table:table-row table:style-name="Table1.1">
            <table:table-cell table:style-name="Table1.A2" office:value-type="float" office:value="0">
              <text:p text:style-name="P10">16+</text:p>
            </table:table-cell>
            <table:table-cell table:style-name="Table1.B2" office:value-type="string">
              <text:p text:style-name="Table_20_Contents">In every action in which the character spends motes, the anima glow flares up to a bonfire, clearly showing its 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126049575" text:style-name="List_20_1">
          <text:list-item>
            <text:p text:style-name="P19">By spending 1 mote she can cause her Divisional mark to glow brightly for a scene, as if having spent 8-10 motes of Peripheral Essence (though this does not cause anima flare).</text:p>
          </text:list-item>
        </text:list>
        <text:h text:style-name="P17" text:outline-level="3">1<text:span text:style-name="T6">st</text:span> Division: Anchor</text:h>
        <text:p text:style-name="TODO">TODO: Fix mention in Charms of Sobriquets which now belong to Parametadivisions; and of orange anima glow.</text:p>
        <text:p text:style-name="P7">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7">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17"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17"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6">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P8">By spending 5 motes, the soldiers of the Apple Corps can enhance the abilities of those working with them, choosing a single Ability to enhance for a given scene. <text:s/>During each action the character takes, he has a pool of (Essence x 2) dice which he can add to any roll (or static calculation, like DV) involving the selected Ability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17"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p text:style-name="P14">“The prophets and doomsayers tell you the world will never be the same. <text:s/>I am here to tell you it never was.”</text:p>
        <text:h text:style-name="P17"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s at times to remember that order is as much an illusion and an invention of the mind as chaos, but finds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TODO</text:span></text:p>
        <text:list xml:id="list747431173" text:continue-numbering="true" text:style-name="List_20_1">
          <text:list-item>
            <text:p text:style-name="P16">Something like Hodge/Podge, influencing others to follow some nearby social/organizational goals?</text:p>
          </text:list-item>
          <text:list-item>
            <text:p text:style-name="P16">Gain temporary Influence, Backing etc.? Compare with Minor Usurpation, and Nocturnal Background-altering Charms.</text:p>
          </text:list-item>
          <text:list-item>
            <text:p text:style-name="P16">Take on Motivation of larger organization, or gain bonuses for acting in accord with it? <text:s/>Something vaguely Eclipse-like.</text:p>
          </text:list-item>
          <text:list-item>
            <text:p text:style-name="P16">Some sort of Loyalty bonus for social groups?</text:p>
          </text:list-item>
        </text:list>
        <text:p text:style-name="P9">]</text:p>
        <text:p text:style-name="Text_20_body"><text:span text:style-name="Inline_20_Heading">Associations:</text:span> Cultural Super-Ego, Ethics and Mores; Grey; Congruence,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18"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5">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Heading_20_3" text:outline-level="3">Anima Mimicry</text:h>
        <text:p text:style-name="Text_20_body">Erisians are able to use their anima appearance and powers to support their Parametadivisional impersonation of different Exalted types. <text:s/>Each can at least approximate the outward appearance of the most significant anima powers of those they impersonate.</text:p>
        <text:p text:style-name="TODO">[TODO: revisit anima powers to make sure obvious, automatic ones are mimicked, e.g., the Abyssal one about auto-raising zombies.]</text:p>
        <text:p text:style-name="Text_20_body">When it is visible, Discordians can reflexively, at no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text:p>
        <text:p text:style-name="Text_20_body">Unless they are mimicking the type with which they have an Affinity, use of an Obvious Charm or an expenditure of 11 or more motes of their Peripheral Essence causes the effect to end immediately, and the willpower is no longer 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using a Charm such as Eye of the Unconquered Sun) add the Exalt’s Essence to their difficulty or, in the case of a contested roll, the character adds (Essence) successes.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17" text:outline-level="3">The Division of Good from Bad</text:h>
        <text:p text:style-name="Text_20_body">Erisians of this Parametadivision take on the mantle of excellence and leadership to reflect the light of the Solars. <text:s/>They inspire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2130762576" text:continue-numbering="true" text:style-name="List_20_1">
          <text:list-item>
            <text:p text:style-name="P21">Cause her caste mark to glow brightly for a scene (as if the character had spend 4-7 motes of Peripheral Essence).</text:p>
          </text:list-item>
          <text:list-item>
            <text:p text:style-name="P21">Cause her anima to glow brightly enough to read by for a scene (as if the character had spent 8-10 motes of Peripheral Essence).</text:p>
          </text:list-item>
          <text:list-item>
            <text:p text:style-name="P21">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17"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976206728" text:continue-numbering="true" text:style-name="List_20_1">
          <text:list-item>
            <text:p text:style-name="P21">Cause her caste mark and tattoos to glow brightly for a scene (as if the character has spent four to seven motes of Peripheral Essence).</text:p>
          </text:list-item>
          <text:list-item>
            <text:p text:style-name="P21">Cause her anima to glow brightly enough to read by for a scene (as if the character has spent eight to 10 motes of Peripheral Essence).</text:p>
          </text:list-item>
          <text:list-item>
            <text:p text:style-name="P21">Cause her pseudo-Tell to become unmistak­able and impossible to miss as being (apparently) a Tell.</text:p>
          </text:list-item>
          <text:list-item>
            <text:p text:style-name="P21">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10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text:p>
        <text:p text:style-name="Text_20_body">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text:p>
        <text:p text:style-name="Text_20_body">This effect costs 5 motes once his anima banner reaches the 11-15 mote level and 2 motes at the 16+ level. <text:s/>The character may also invoke it reflexively if subject to a Shaping effect, such as Wyld mutation, which would solely or partly alter her appearance in a way consistent with this power. In that case, her anima power acts as a perfect defense against the Shaping effect, but automatically copies the intended shape.</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17"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6">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1018303684" text:continue-numbering="true" text:style-name="List_20_1">
          <text:list-item>
            <text:p text:style-name="P21">For Air, leaping distance is multiplied by the his Essence.</text:p>
          </text:list-item>
          <text:list-item>
            <text:p text:style-name="P21">For Earth, his Essence is added to rolls to resist grappling or knockback.</text:p>
          </text:list-item>
          <text:list-item>
            <text:p text:style-name="P21">For Fire, he can ignite flammable materials with a touch.</text:p>
          </text:list-item>
          <text:list-item>
            <text:p text:style-name="P21">For Water, he can breathe water as easily as air, and will not drown.</text:p>
          </text:list-item>
          <text:list-item>
            <text:p text:style-name="P21">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5"><text:span text:style-name="T27">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5"><text:span text:style-name="T26"/></text:p><text:p text:style-name="P25"><text:span text:style-name="T26">[[[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17"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2019723313" text:continue-numbering="true" text:style-name="List_20_1">
          <text:list-item>
            <text:p text:style-name="P21">Make her caste mark obvious for one minute, as if the character had spent 8-10 motes of Peripheral Essence.</text:p>
          </text:list-item>
          <text:list-item>
            <text:p text:style-name="P21">Know the exact time and date by sensing the position of celestial bodies—or other significant bodies, meaning this ability works in realms such as Malfeas or (insofar as time has meaning there) the Wyld.</text:p>
          </text:list-item>
          <text:list-item>
            <text:p text:style-name="P19"><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ODO: Is the following a bit meh? <text:s/>Is it something all Discordians should be able to do, as well as switch between being or not being Creatures of Darkness?]</text:p>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17"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4"><text:span text:style-name="Inline_20_Heading"><text:span text:style-name="T14">Anima effects:</text:span></text:span><text:span text:style-name="T14"> </text:span></text:p>
        <text:p text:style-name="P5">Common Alchemical anima effects, at a cost of 1 mote each:</text:p>
        <text:list xml:id="list902602730" text:continue-numbering="true" text:style-name="List_20_1">
          <text:list-item>
            <text:p text:style-name="P24">Cause her anima banner to flare up to any desired level of display for the rest of the scene.</text:p>
          </text:list-item>
        </text:list>
        <text:p text:style-name="P5">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5">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This power has no effect on artifacts tainted with Vitriol.</text:p>
        <text:p text:style-name="TODO">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flicted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17" text:outline-level="3">The Division by Zero</text:h>
        <text:p text:style-name="Text_20_body">Discordians are drawn to this Parametadivision <text:s/>if they choose to devote themselves to opposing the Neverborn, the Abyssals, and their mundane and magical allies. <text:s/>The paths of Erisian Chaos may be about tearing things down, but more to set them free than not to destroy them. <text:s/>Death is part of life, but Chaos is never Oblivion, for that is the end of possibility.</text:p>
        <text:p text:style-name="Text_20_body">Given the obvious dangers, they are most likely to do their work from within: wreaking destruction where it will lead to some good; bringing people to an understanding of endings which avoids despair; freeing ghosts from the attachments that hold them back from Lethe; sabotaging Deathlord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906490070" text:continue-numbering="true" text:style-name="List_20_1">
          <text:list-item>
            <text:p text:style-name="P21">Cause their anima to flare to any level of display up to the 8–10 mote level. This display lasts for a scene or until reflexively dismissed, after which the character’s anima dims to its actual level.</text:p>
          </text:list-item>
          <text:list-item>
            <text:p text:style-name="P21">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 or other realm).</text:p>
        <text:p text:style-name="TODO">By spending 10 motes, a Finger of the Left Hand<office:annotation><dc:creator>Hugh Greene</dc:creator><dc:date>2010-09-05T15:43:41</dc:date><text:p text:style-name="P25"><text:span text:style-name="T26">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17" text:outline-level="3">The Sub-Division</text:h>
        <text:p text:style-name="Text_20_body">The Chosen of Eris who seek to wrestle with the philosophy of dominance and oppression may join this Parametadivision, and are as likely to aid the schemes of the Yozi as to oppose them. <text:s/>What Discordian could but love the free will which the Primordials gave to mortals, or but sorrow at how the will of the Yozi is now bound. <text:s/>The struggle to bring any sort of balance between the prisoners and their jailers is an epic one worthy of a Discordian.</text:p>
        <text:p text:style-name="Text_20_body">One who takes this path may choose to gain some vaguely demonic twists to her form, though these will be cosmetic rather than functional, and need not resemble any one demon. <text:s/>The details of these deviations can be changed later, to some extent.</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1814823340" text:continue-numbering="true" text:style-name="List_20_1">
          <text:list-item>
            <text:p text:style-name="P22">Cause his caste mark to glow brightly for a scene (as if the character has spent 4-7 motes of Peripheral Essence).</text:p>
          </text:list-item>
          <text:list-item>
            <text:p text:style-name="P22">Cause his caste mark to clearly illuminate everything within a 10 yard radius for a scene (as if the character has spent 4-7 motes of Peripheral Essence).</text:p>
          </text:list-item>
          <text:list-item>
            <text:p text:style-name="P22">Sense the nearest entry point into the Yozi realm or the nearest pathway that leads to the desert of Cecelyne.</text:p>
          </text:list-item>
        </text:list>
        <text:p text:style-name="P1">As well as the normal Parametadivisional use of a miscellaneous action to change her apparent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2">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p>
        <text:p text:style-name="P13"><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2">[Or maybe, provide general bonuses to freeing things—from physical bindings, mental influence, Malfean imprisonment (i.e., demon summoning), Intimacies etc.—and penalties to binding things? <text:s/>This could interact with oaths for the scene, e.g., providing bonuses to break them, or forcing a contested roll to allow the botch to happen, or ...]</text:p>
        <text:p text:style-name="P12">[Do I need to fake the Scourge-cast silence effect? <text:s/>It’s not automatic, so I could provide a Charm for it, or players could make custom ones.]</text:p>
        <text:p text:style-name="P12">By spending 10??? motes, a follower of The True Religion can choose to whether or not to be affected as a Creature of Darkness for one scene, regardless of their current anima.</text:p>
        <text:p text:style-name="P1"><text:span text:style-name="Inline_20_Heading">Associations:</text:span> Old Power, Rulership;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17"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710845707" text:continue-numbering="true" text:style-name="List_20_1">
          <text:list-item>
            <text:p text:style-name="P19">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5">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instead. <text:s/>Either boost this one, or something else.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17" text:outline-level="3">The Indivisibles</text:h>
        <text:p text:style-name="Text_20_body">Some Fair Folk Courts are undoubtedly aware of the Discordians, and agitated to find that these Chosen do not pantomime only the others of their kind from within Creation, but also the natives of the Wyld. <text:s/>For their part, the Chosen of Eris may venture into the shifting Marches to bring some Chaos back to Creation, or perhaps to tip the balance of power and force some order on the place.</text:p>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although the act of change is a Shaping effect, the resulting form is not: it becomes the character’s natural form.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 <text:s/>The character can spend experience to raise the values of these Graces as if she were a raksha commoner. <text:s/>If she leaves this Parameta­division, all such experience is refunded. <text:s/>If the character acquires Graces through other means, these are not latent and are tracked separately. <text:s/>When her latent Graces are active, add the two ratings, to a maximum of 5.</text:p>
        <text:p text:style-name="TODO">These Erisians can attune Wyld artifacts and acquire gossamer to power oneiromantic spells and raksha treasures. <text:s/>They are capable of learning Craft (Glamour) but cannot apply it without access to suitable Charms—borrowed from raksha with Charm-Filching Prana, perhaps, or developed personally. <text:s/>They are also capable of gaining the Gossamer background but it does not grant Assumption Charms and, unless they have a way of forging gossamer, neither does it translate into enhanced Resources in Creation.</text:p>
        <text:p text:style-name="Text_20_body"><text:span text:style-name="Inline_20_Heading"><text:span text:style-name="T2">Element:</text:span></text:span><text:span text:style-name="T2"> Dream</text:span></text:p>
        <text:p text:style-name="Text_20_body"><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may spend 10 motes to access her latent Graces for one scene. <text:s/>This enables her to take shaping actions and make shaping attacks. <text:s/>It also means that she does not restrict the flow of time for raksha as Creation-born normally do. <text:s/>This anima effect is accessible for no cost once the character’s anima reaches the 11-15 mote level. <text:s/>If the character re-activates this power in the immediately following scene, it costs only 5 motes. <text:s/>The character does not have feeding Graces; her dice pool for Join Shaping Battle is the sum of her two highest Graces. <text:s/>If this power is not active, the character suffers the results of successful shaping attacks as any other Creation-born (see <text:span text:style-name="TODO_20__28_character_29_">Graceful Wicked Masques</text:span>, p. 126).</text:p>
        <text:p text:style-name="TODO">Shaping actions are only possible in the Wyld or in uncapped demesnes. <text:s/>In other places the Indivisible anima allows the character to benefit from others’ Virtues, in a manner more benign than the raksha’s feeding. <text:s/>Any time a being within (Essence x 10) yards channels or suppresses a Virtue, the character can either regain a single channel of the same Virtue, or heal a single level of damage to the corresponding shaping damage track. <text:s/>This effect costs 10 motes, and activates automatically <text:s/>once the character’s anima reaches the 11-15 mote level. <text:s/>There is no reduced cost to activating it in subsequent scenes, however. <text:s/>It cannot be used in places where shaping actions are possible, as the former anima effect applies instead.</text:p>
        <text:p text:style-name="Text_20_body"><text:span text:style-name="Inline_20_Heading"><text:span text:style-name="T2">Associations:</text:span></text:span><text:span text:style-name="T2"> Stories, Imagination; Dreams, Nightmares; Impossible Perfection, Generosity; Caprice, Jealousy, Hunger; Madness, Dissolution</text:spa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18"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 <text:s/>This is not a simple exchange: some may end up in a Parametadivision different from any the participants originally had.</text:p>
        <text:p text:style-name="Text_20_body">To aid in impersonating their newly-chosen power group, and as a function of the way in which unique viewpoints of the Children of Eris shape their world, each can go further and rebuild his or her Charm trees to a limited extent. <text:s/>Charms belonging to the Divisional or Favored Abilities selected at character generation cannot be exchanged, nor can those belonging to Martial Arts styles. <text:s/>Up to (Essence x 3) Charms from other Abilities may be un-learned and instantly replaced with other Charms from any Ability, or from any Martial Arts style of which the character already knows at least one Charm. <text:s/>Normal prerequisite constraints apply: the character cannot un-learn a Charm but keep Charms which have it as a prerequisite, nor learn new Charms without first learning their prerequisites. <text:s/>Discordians cannot normally learn Charms from other types of magical beings but, should a Child find a way, they will be unable to exchange such Charms during Divisional Realignment.</text:p>
        <text:p text:style-name="Text_20_body">This Charm exchange is also available to a lesser extent as an extension of the self-development which occurs when an Erisian raises his Essence. <text:s/>When a player has spent the necessary experience, and the character the necessary time, up to (Essence) Charms may be exchanged following the above constraints.</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5"><text:span text:style-name="T26">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5"><text:span text:style-name="T26">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t’s not really a “Destiny” in the sense the bureaucracies of Yu-Shan would use, so it functions in every realm of Reality, not only among the strands of Creation’s Loom of Fate. <text:s/>This magic is a Shaping effect operating on memories and similar physical records, so specifically targeted Shaping defenses may partly or fully ward against it.</text:p>
        <text:p text:style-name="Text_20_body"><text:soft-page-break/>Unlike the Sidereal’s broken-Mask “blessing”, a Discordian chooses when to activate her Recumbent Destiny, and does so retroactively<text:span text:style-name="T24">. <text:s/>Spending a point of temporary Willpower activates this effect for a number of beings up to a Magnitude equal to the character’s Essence, covering any single scene in the last day (or equivalent time periods in the Wyld and other realms). <text:s/>The character can spend further points of temporary Willpower to increase the Magnitude, and to increase the time from which the effect should start and the retrospective duration as follows. <text:s/>No more than 5 points can be spent on each, and it is not possible to choose a duration longer than the onset time, since this power can only alter memories, not future events.</text:span></text:p>
        <table:table table:name="Table4" table:style-name="Table4">
          <table:table-column table:style-name="Table4.A"/>
          <table:table-column table:style-name="Table4.B"/>
          <table:table-row>
            <table:table-cell table:style-name="Table4.A1" office:value-type="string">
              <text:p text:style-name="P11">Willpower<text:line-break/>Points</text:p>
            </table:table-cell>
            <table:table-cell table:style-name="Table4.A1" office:value-type="string">
              <text:p text:style-name="P11">Onset time</text:p>
            </table:table-cell>
          </table:table-row>
          <table:table-row>
            <table:table-cell table:style-name="Table4.A2" office:value-type="float" office:value="0">
              <text:p text:style-name="Table_20_Contents">0</text:p>
            </table:table-cell>
            <table:table-cell table:style-name="Table4.A1" office:value-type="string">
              <text:p text:style-name="Table_20_Contents">One day ago</text:p>
            </table:table-cell>
          </table:table-row>
          <table:table-row>
            <table:table-cell table:style-name="Table4.A3" office:value-type="float" office:value="1">
              <text:p text:style-name="Table_20_Contents">1</text:p>
            </table:table-cell>
            <table:table-cell table:style-name="Table4.B3" office:value-type="string">
              <text:p text:style-name="Table_20_Contents">One week ago</text:p>
            </table:table-cell>
          </table:table-row>
          <table:table-row>
            <table:table-cell table:style-name="Table4.A2" office:value-type="float" office:value="2">
              <text:p text:style-name="Table_20_Contents">2</text:p>
            </table:table-cell>
            <table:table-cell table:style-name="Table4.A1" office:value-type="string">
              <text:p text:style-name="Table_20_Contents">One month ago</text:p>
            </table:table-cell>
          </table:table-row>
          <table:table-row>
            <table:table-cell table:style-name="Table4.A3" office:value-type="float" office:value="3">
              <text:p text:style-name="Table_20_Contents">3</text:p>
            </table:table-cell>
            <table:table-cell table:style-name="Table4.B3" office:value-type="string">
              <text:p text:style-name="Table_20_Contents">One season ago</text:p>
            </table:table-cell>
          </table:table-row>
          <table:table-row>
            <table:table-cell table:style-name="Table4.A2" office:value-type="float" office:value="4">
              <text:p text:style-name="Table_20_Contents">4</text:p>
            </table:table-cell>
            <table:table-cell table:style-name="Table4.A1" office:value-type="string">
              <text:p text:style-name="Table_20_Contents">One year ago</text:p>
            </table:table-cell>
          </table:table-row>
          <table:table-row>
            <table:table-cell table:style-name="Table4.A3" office:value-type="float" office:value="5">
              <text:p text:style-name="Table_20_Contents">5</text:p>
            </table:table-cell>
            <table:table-cell table:style-name="Table4.B3" office:value-type="string">
              <text:p text:style-name="Table_20_Contents">One decade ago</text:p>
            </table:table-cell>
          </table:table-row>
        </table:table>
        <table:table table:name="Table3" table:style-name="Table3">
          <table:table-column table:style-name="Table3.A"/>
          <table:table-column table:style-name="Table3.B"/>
          <table:table-row>
            <table:table-cell table:style-name="Table3.A1" office:value-type="string">
              <text:p text:style-name="P11">Willpower<text:line-break/>Points</text:p>
            </table:table-cell>
            <table:table-cell table:style-name="Table3.A1" office:value-type="string">
              <text:p text:style-name="P11">Duration</text:p>
            </table:table-cell>
          </table:table-row>
          <table:table-row>
            <table:table-cell table:style-name="Table3.A2" office:value-type="float" office:value="0">
              <text:p text:style-name="Table_20_Contents">0</text:p>
            </table:table-cell>
            <table:table-cell table:style-name="Table3.A1" office:value-type="string">
              <text:p text:style-name="Table_20_Contents">One scene or hour</text:p>
            </table:table-cell>
          </table:table-row>
          <table:table-row>
            <table:table-cell table:style-name="Table3.A3" office:value-type="float" office:value="1">
              <text:p text:style-name="Table_20_Contents">1</text:p>
            </table:table-cell>
            <table:table-cell table:style-name="Table3.B3" office:value-type="string">
              <text:p text:style-name="Table_20_Contents">One day</text:p>
            </table:table-cell>
          </table:table-row>
          <table:table-row>
            <table:table-cell table:style-name="Table3.A2" office:value-type="float" office:value="2">
              <text:p text:style-name="Table_20_Contents">2</text:p>
            </table:table-cell>
            <table:table-cell table:style-name="Table3.A1" office:value-type="string">
              <text:p text:style-name="Table_20_Contents">One week</text:p>
            </table:table-cell>
          </table:table-row>
          <table:table-row>
            <table:table-cell table:style-name="Table3.A3" office:value-type="float" office:value="3">
              <text:p text:style-name="Table_20_Contents">3</text:p>
            </table:table-cell>
            <table:table-cell table:style-name="Table3.B3" office:value-type="string">
              <text:p text:style-name="Table_20_Contents">One month</text:p>
            </table:table-cell>
          </table:table-row>
          <table:table-row>
            <table:table-cell table:style-name="Table3.A2" office:value-type="float" office:value="4">
              <text:p text:style-name="Table_20_Contents">4</text:p>
            </table:table-cell>
            <table:table-cell table:style-name="Table3.A1" office:value-type="string">
              <text:p text:style-name="Table_20_Contents">One season</text:p>
            </table:table-cell>
          </table:table-row>
          <table:table-row>
            <table:table-cell table:style-name="Table3.A3" office:value-type="float" office:value="5">
              <text:p text:style-name="Table_20_Contents">5</text:p>
            </table:table-cell>
            <table:table-cell table:style-name="Table3.B3" office:value-type="string">
              <text:p text:style-name="Table_20_Contents">One year</text:p>
            </table:table-cell>
          </table:table-row>
        </table:table>
        <text:p text:style-name="P23">The targets must have been observing the character during the selected time period, though she need not have been aware of their observation for the effect to apply to them. <text:s/>Thereafter, whenever affected targets wish to recall the character—her presence, appearance, actions and so on—he must roll (Wits + Integrity) at a difficulty 1 but with an internal penalty of -3, or -(Discordian’s Essence) if greater. <text:s/>Targets who are themselves Discordians gain their Essence in bonus dice, however. <text:s/>The target rolls each time he attempts to remember until he has made (Discordian’s Essence) successful rolls. <text:s/>Failure on any roll means the target has forgotten the details of his observations and makes no further rolls. <text:s/>Similarly, gaining more successes than the Discordian’s Essence in a single roll means the target has clearly remembered the details, and need make no more rolls to retain his memories.</text:p>
        <text:p text:style-name="Text_20_body"><text:span text:style-name="T24">Failure to remember does not mean a complete blank in experience, rather the target will </text:span>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In a group of witnesses there may be several distinct groups of slightly different memories, or each person may have his own recollection.</text:p>
        <text:p text:style-name="P1">Certain Backgrounds allow the character to selectively exclude individuals from a target group. <text:s/>She may also always choose to exclude specific Essence-users with whom she is acquainted, meaning those with whom she has interacted for at least a few scenes.</text:p>
        <text:p text:style-name="Text_20_body"><text:span text:style-name="T2">Physical records of the character’s interactions are also subtly tweaked by this effect. <text:s/>A</text:span><text:span text:style-name="T25">ttempts to track down accurate information about her using such skills as Bureaucracy, Investigation, and Survival, for example</text:span><text:span text:style-name="T2">, have their difficulty increased by </text:span><text:span text:style-name="T25">(Discordian’s Essence ÷ 2). <text:s/>Rolls which would have succeeded but for the increased difficulty turn up misleading or confused information, as per the effect on memories. <text:s/>Failed rolls simply indicate a normal failure.</text:span></text:p>
        <text:p text:style-name="P23">Only the memories of the original observers are directly affected so, if a Discordian waits too long to erase her tracks, hearsay and rumor may contain some record of her. <text:s/>However, discerning the truth through such reports is subject to the same increased difficulty as for physical records.</text:p>
        <text:p text:style-name="P1">As well as provoking confusion in witnesses and records, the recumbent destiny offers some protection from the machinations of Yu-Shan. <text:s/>If someone attempts to locate the character by inspecting the Loom of Fate within a week of her activating her Recumbent Destiny, she is always treated as having Essence 1 and, after applying any other modifiers, the difficulty is multiplied by her (Essence ÷ 2). <text:s/>Furthermore, if the seeker botches only after accumulating enough successes that he would have found the character but for this extra multiplier then, rather than fail to find the character at all, he will incorrectly identify a different strand as belonging to the character.</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text:soft-page-break/>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Table_20_Contents">Provides a single follower.</text:p>
            </table:table-cell>
          </table:table-row>
          <table:table-row>
            <table:table-cell table:style-name="Table2.A2" office:value-type="string">
              <text:p text:style-name="P10">••</text:p>
            </table:table-cell>
            <table:table-cell table:style-name="Table2.A2" office:value-type="string">
              <text:p text:style-name="Table_20_Contents">Provides up to 5 followers.</text:p>
            </table:table-cell>
          </table:table-row>
          <table:table-row>
            <table:table-cell table:style-name="Table2.A1" office:value-type="string">
              <text:p text:style-name="P10">•••</text:p>
            </table:table-cell>
            <table:table-cell table:style-name="Table2.A1" office:value-type="string">
              <text:p text:style-name="Table_20_Contents">Provides 20 followers.</text:p>
            </table:table-cell>
          </table:table-row>
          <table:table-row>
            <table:table-cell table:style-name="Table2.A2" office:value-type="string">
              <text:p text:style-name="P10">••••</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0">•••••</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text:soft-page-break/>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ifu</text:h>
        <text:p text:style-name="Text_20_body">Discordians can learn Sidereal martial arts, and can having a rating in this background. <text:s/>However, a starting character cannot have a sifu rated above three, and had better have a good reason why a Sidereal is actually willing to teach her. <text:s/>The Sidereal may be a ronin, and undoubtedly has his own reasons, too.</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even assuming the character knows that.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ODO">This background represents the character’s intuitive connection to Eris herself, through mystical enhancement of an organ placed just above the eyes in the anatomy of all human beings (and somewhere nearby in other mortal races, as it happen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Parametadivision exists. <text:s/>The memories will cover 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ODO">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ODO">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one of those past lives for one scene, as if subject to an overflowing of Hodge. <text:s/>On <text:soft-page-break/>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but the effects are delayed until the start of the next scene.</text:p>
        <text:h text:style-name="Heading_20_2" text:outline-level="2">Erisian Elements</text:h>
        <text:p text:style-name="Text_20_body">All who live in or near Creation are aware of the five Elements which define it. <text:s/>Those with long memories and arcane knowledge are aware of at least one other, vitriol—not to mention those which permeate the body of Autochthon.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Helvetica" svg:font-family="Helvetica"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2-01-29T16:38:43</dc:date>
    <meta:editing-duration>P24DT19H4M4S</meta:editing-duration>
    <meta:editing-cycles>124</meta:editing-cycles>
    <meta:generator>OpenOffice.org/3.3$Unix OpenOffice.org_project/330m20$Build-9567</meta:generator>
    <dc:creator>Hugh Greene</dc:creator>
    <meta:document-statistic meta:table-count="4" meta:image-count="1" meta:object-count="0" meta:page-count="22" meta:paragraph-count="385" meta:word-count="13004" meta:character-count="7948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